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an-serif" svg:font-family="San-serif" style:font-family-generic="swiss"/>
    <style:font-face style:name="Sans-serif" svg:font-family="Sans-serif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paragraph-rsid="001ff281"/>
    </style:style>
    <style:style style:name="P2" style:family="paragraph" style:parent-style-name="Standard">
      <style:text-properties style:font-name="sans-serif" fo:font-size="15pt" officeooo:rsid="001ff281" officeooo:paragraph-rsid="001ff281"/>
    </style:style>
    <style:style style:name="P3" style:family="paragraph" style:parent-style-name="Standard">
      <style:text-properties style:font-name="Consolas" officeooo:paragraph-rsid="001ff281"/>
    </style:style>
    <style:style style:name="P4" style:family="paragraph" style:parent-style-name="Standard">
      <style:text-properties fo:color="#729fcf" style:font-name="Consolas" officeooo:paragraph-rsid="001ff281"/>
    </style:style>
    <style:style style:name="P5" style:family="paragraph" style:parent-style-name="Standard">
      <style:text-properties fo:color="#729fcf" style:font-name="Consolas" fo:font-size="12pt" officeooo:paragraph-rsid="001ff281" style:font-size-asian="10.5pt" style:font-size-complex="12pt"/>
    </style:style>
    <style:style style:name="P6" style:family="paragraph" style:parent-style-name="Standard">
      <style:text-properties fo:color="#729fcf" style:font-name="Consolas" fo:font-size="12pt" officeooo:rsid="00301a39" officeooo:paragraph-rsid="00301a39" style:font-size-asian="10.5pt" style:font-size-complex="12pt"/>
    </style:style>
    <style:style style:name="P7" style:family="paragraph" style:parent-style-name="Standard">
      <style:text-properties fo:color="#729fcf" style:font-name="Consolas" fo:font-size="11pt" officeooo:paragraph-rsid="001ff281" style:font-size-asian="11pt" style:font-size-complex="11pt"/>
    </style:style>
    <style:style style:name="P8" style:family="paragraph" style:parent-style-name="Standard">
      <style:text-properties fo:color="#729fcf" style:font-name="Consolas" fo:font-size="12pt" officeooo:rsid="00301a39" officeooo:paragraph-rsid="00301a39" style:font-size-asian="10.5pt" style:font-size-complex="12pt"/>
    </style:style>
    <style:style style:name="P9" style:family="paragraph" style:parent-style-name="Standard">
      <style:text-properties fo:color="#729fcf" style:font-name="Consolas" fo:font-size="12pt" officeooo:rsid="00393d1e" officeooo:paragraph-rsid="00393d1e" style:font-size-asian="10.5pt" style:font-size-complex="12pt"/>
    </style:style>
    <style:style style:name="P10" style:family="paragraph" style:parent-style-name="Standard">
      <style:text-properties fo:color="#729fcf" style:font-name="Consolas" fo:font-size="12pt" officeooo:rsid="003d8cd0" officeooo:paragraph-rsid="003d8cd0" style:font-size-asian="10.5pt" style:font-size-complex="12pt"/>
    </style:style>
    <style:style style:name="P11" style:family="paragraph" style:parent-style-name="Standard">
      <style:text-properties fo:color="#729fcf" style:font-name="Consolas" fo:font-size="10pt" officeooo:rsid="003d8cd0" officeooo:paragraph-rsid="003d8cd0" style:font-size-asian="10pt" style:font-size-complex="10pt"/>
    </style:style>
    <style:style style:name="P12" style:family="paragraph" style:parent-style-name="Standard">
      <style:text-properties fo:color="#729fcf" style:font-name="Consolas" fo:font-size="10pt" officeooo:rsid="003d8cd0" officeooo:paragraph-rsid="003d8cd0" style:font-size-asian="8.75pt" style:font-size-complex="10pt"/>
    </style:style>
    <style:style style:name="P13" style:family="paragraph" style:parent-style-name="Standard">
      <style:text-properties fo:color="#729fcf" style:font-name="Consolas" fo:font-size="10pt" officeooo:rsid="003d8cd0" officeooo:paragraph-rsid="0043882f" style:font-size-asian="8.75pt" style:font-size-complex="10pt"/>
    </style:style>
    <style:style style:name="P14" style:family="paragraph" style:parent-style-name="Standard">
      <style:text-properties fo:color="#729fcf" style:font-name="Consolas" fo:font-size="10pt" officeooo:rsid="00447e07" officeooo:paragraph-rsid="00447e07" style:font-size-asian="8.75pt" style:font-size-complex="10pt"/>
    </style:style>
    <style:style style:name="P15" style:family="paragraph" style:parent-style-name="Standard">
      <style:text-properties fo:color="#000000" style:font-name="Consolas" fo:font-size="15pt" officeooo:paragraph-rsid="001ff281" style:font-size-asian="15pt" style:font-size-complex="15pt"/>
    </style:style>
    <style:style style:name="P16" style:family="paragraph" style:parent-style-name="Standard">
      <style:text-properties fo:color="#000000" style:font-name="Sans-serif" fo:font-size="15pt" officeooo:rsid="00301a39" officeooo:paragraph-rsid="00301a39" style:font-size-asian="13.1000003814697pt" style:font-size-complex="15pt"/>
    </style:style>
    <style:style style:name="P17" style:family="paragraph" style:parent-style-name="Standard">
      <style:text-properties fo:color="#000000" style:font-name="Sans-serif" fo:font-size="15pt" officeooo:rsid="00301a39" officeooo:paragraph-rsid="0032b7d7" style:font-size-asian="13.1000003814697pt" style:font-size-complex="15pt"/>
    </style:style>
    <style:style style:name="P18" style:family="paragraph" style:parent-style-name="Standard">
      <style:text-properties fo:color="#000000" style:font-name="Sans-serif" fo:font-size="15pt" officeooo:rsid="003d8cd0" officeooo:paragraph-rsid="003d8cd0" style:font-size-asian="13.1000003814697pt" style:font-size-complex="15pt"/>
    </style:style>
    <style:style style:name="P19" style:family="paragraph" style:parent-style-name="Standard">
      <style:text-properties style:font-name="San-serif" officeooo:paragraph-rsid="001ff281"/>
    </style:style>
    <style:style style:name="P20" style:family="paragraph" style:parent-style-name="Standard">
      <style:text-properties style:font-name="San-serif" fo:font-size="15pt" officeooo:paragraph-rsid="001ff281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32b7d7"/>
    </style:style>
    <style:style style:name="T3" style:family="text">
      <style:text-properties officeooo:rsid="0035ac44"/>
    </style:style>
    <style:style style:name="T4" style:family="text">
      <style:text-properties officeooo:rsid="003d8cd0"/>
    </style:style>
    <style:style style:name="T5" style:family="text">
      <style:text-properties officeooo:rsid="00438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.Using javascript demonstrate Nested loop.</text:p>
      <text:p text:style-name="P1"/>
      <text:p text:style-name="P4">v = [['one','1'], ['two','2'], ['three','3']]</text:p>
      <text:p text:style-name="P4"/>
      <text:p text:style-name="P4">for (i = 0; i &lt; v.length; i++) {</text:p>
      <text:p text:style-name="P4"><text:s text:c="4"/>for (j = 0; j &lt; v[i].length; j++) {</text:p>
      <text:p text:style-name="P4"><text:s text:c="8"/>console.log(v[i][j]);</text:p>
      <text:p text:style-name="P4"><text:s text:c="4"/>}</text:p>
      <text:p text:style-name="P4">}</text:p>
      <text:p text:style-name="P1"/>
      <text:p text:style-name="P1"/>
      <text:p text:style-name="P20">III. Develop and demonstrate a XHTML file that includes <text:tab/>JavaScript that uses functions for the following problems:</text:p>
      <text:p text:style-name="P20"><text:tab/>a) Parameter: A string</text:p>
      <text:p text:style-name="P20"><text:tab/>Output: The position in the string of the left-most vowel.</text:p>
      <text:p text:style-name="P20"><text:tab/>b) Parameter: A number</text:p>
      <text:p text:style-name="P19"><text:span text:style-name="T1"><text:tab/>Output: The number with its digits in the reverse order</text:span>.</text:p>
      <text:p text:style-name="P1"/>
      <text:p text:style-name="P1"/>
      <text:p text:style-name="P7">val = prompt("Enter Integer/String")</text:p>
      <text:p text:style-name="P7"/>
      <text:p text:style-name="P7">if(isNaN(val)){</text:p>
      <text:p text:style-name="P7"><text:tab/>prompt("first vowel is present at index : " + vowel(val))</text:p>
      <text:p text:style-name="P7"><text:tab/>console.log("first vowel is present at index : " + vowel(val))</text:p>
      <text:p text:style-name="P7">}</text:p>
      <text:p text:style-name="P7">else {</text:p>
      <text:p text:style-name="P7"><text:tab/>console.log(reverse(val))</text:p>
      <text:p text:style-name="P7">}</text:p>
      <text:p text:style-name="P7"/>
      <text:p text:style-name="P7">function reverse(n)</text:p>
      <text:p text:style-name="P7">{</text:p>
      <text:p text:style-name="P7"><text:tab/>n = n + "";</text:p>
      <text:p text:style-name="P7"><text:tab/>return n.split("").reverse().join("");</text:p>
      <text:p text:style-name="P7">}</text:p>
      <text:p text:style-name="P7"/>
      <text:p text:style-name="P7">function vowel(str){</text:p>
      <text:p text:style-name="P7"><text:tab/>for(var i = 0; i &lt; str.length ; i++){</text:p>
      <text:p text:style-name="P7"><text:tab/><text:tab/>if(str[i]=='a' || str[i]=='e' || str[i]=='i' || str[i]=='o' || str[i]=='u'){</text:p>
      <text:p text:style-name="P7"><text:tab/><text:tab/><text:tab/>return i;</text:p>
      <text:p text:style-name="P7"><text:tab/><text:tab/>}</text:p>
      <text:p text:style-name="P7"><text:tab/>}</text:p>
      <text:p text:style-name="P7"><text:tab/>return -1;</text:p>
      <text:p text:style-name="P7">}</text:p>
      <text:p text:style-name="P4"/>
      <text:p text:style-name="P4"/>
      <text:p text:style-name="P15">IV. Using javascript demonstrate fade from one color to another on <text:tab/>load.</text:p>
      <text:p text:style-name="P15"/>
      <text:p text:style-name="P6">JavaScript:</text:p>
      <text:p text:style-name="P6"/>
      <text:p text:style-name="P5"><text:soft-page-break/>var fadeColors = ["red", "green", "yellow", "orange", "cyan", "blue", "purple", "pink"];</text:p>
      <text:p text:style-name="P5"/>
      <text:p text:style-name="P5">window.onload = function() {</text:p>
      <text:p text:style-name="P5"><text:tab/>var currIdx = Math.floor(Math.random() * 8);</text:p>
      <text:p text:style-name="P5"><text:s text:c="4"/>document.body.style.backgroundColor = fadeColors[currIdx];</text:p>
      <text:p text:style-name="P5"><text:s/></text:p>
      <text:p text:style-name="P5">}</text:p>
      <text:p text:style-name="P5"/>
      <text:p text:style-name="P5">window.onload()</text:p>
      <text:p text:style-name="P5"/>
      <text:p text:style-name="P6">Css:</text:p>
      <text:p text:style-name="P6">body {</text:p>
      <text:p text:style-name="P6"><text:tab/>transition: background-color 2s;</text:p>
      <text:p text:style-name="P6"><text:tab/>transition-delay: <text:span text:style-name="T3">1</text:span>s;</text:p>
      <text:p text:style-name="P6">}</text:p>
      <text:p text:style-name="P6"/>
      <text:p text:style-name="P16">V. Develop and demonstrate a XHTML file that includes <text:s/><text:tab/><text:span text:style-name="T2">j</text:span>avascript script for the following problems:</text:p>
      <text:p text:style-name="P17"><text:tab/>2a) Input: A number n obtained using prompt. </text:p>
      <text:p text:style-name="P17"><text:tab/>Output: The first n Fibonacci numbers.</text:p>
      <text:p text:style-name="P16"><text:tab/>b) Input: A number n obtained using prompt.</text:p>
      <text:p text:style-name="P16"><text:tab/>Output: A table of numbers from 1 to n and their squares <text:tab/>using alert.</text:p>
      <text:p text:style-name="P16"/>
      <text:p text:style-name="P6">var n = prompt('Enter a number')</text:p>
      <text:p text:style-name="P6">var num = parseInt(n)</text:p>
      <text:p text:style-name="P6">document.write("First " + num + " fibonacci numbers : ")</text:p>
      <text:p text:style-name="P6"/>
      <text:p text:style-name="P6">function fib(number) {</text:p>
      <text:p text:style-name="P6"><text:tab/>var a = 0, b = 1, c = 0;</text:p>
      <text:p text:style-name="P6"><text:tab/>document.write("0 1 ")</text:p>
      <text:p text:style-name="P6"><text:tab/>for(var i = 2; i &lt;= number; i++){</text:p>
      <text:p text:style-name="P6"><text:tab/><text:tab/>document.write(a+b + " ");</text:p>
      <text:p text:style-name="P6"><text:tab/><text:tab/>c = a+b;</text:p>
      <text:p text:style-name="P6"><text:tab/><text:tab/>a = b;</text:p>
      <text:p text:style-name="P6"><text:tab/><text:tab/>b = c;</text:p>
      <text:p text:style-name="P6"><text:tab/>}</text:p>
      <text:p text:style-name="P6">}</text:p>
      <text:p text:style-name="P6">fib(num)</text:p>
      <text:p text:style-name="P6">document.write("&lt;br&gt;&lt;br&gt; Table of " + num + " : ")</text:p>
      <text:p text:style-name="P6"/>
      <text:p text:style-name="P6">function table(number){</text:p>
      <text:p text:style-name="P6"><text:tab/>for(var i = 1; i &lt;= 10; i++){</text:p>
      <text:p text:style-name="P6"><text:tab/><text:tab/>document.write(i*number + " ")</text:p>
      <text:p text:style-name="P6"><text:tab/>}</text:p>
      <text:p text:style-name="P6">}</text:p>
      <text:p text:style-name="P6"/>
      <text:p text:style-name="P6">table(num)</text:p>
      <text:p text:style-name="P6"/>
      <text:p text:style-name="P16"><text:soft-page-break/>VI.Design a registration form and validate its field by using <text:tab/>javascript.</text:p>
      <text:p text:style-name="P9">javaScript:</text:p>
      <text:p text:style-name="P6">function user() {</text:p>
      <text:p text:style-name="P6"><text:s text:c="4"/>var name = document.forms["RegForm"]["Name"];</text:p>
      <text:p text:style-name="P6"><text:s text:c="4"/>var email = document.forms["RegForm"]["EMail"];</text:p>
      <text:p text:style-name="P6"><text:s text:c="4"/>var phone = document.forms["RegForm"]["Telephone"];</text:p>
      <text:p text:style-name="P6"><text:s text:c="4"/>var password = document.forms["RegForm"]["Password"];</text:p>
      <text:p text:style-name="P6"><text:s text:c="4"/>var address = document.forms["RegForm"]["Address"];</text:p>
      <text:p text:style-name="P6"/>
      <text:p text:style-name="P6"><text:s text:c="4"/>if (name.value == "") {</text:p>
      <text:p text:style-name="P6"><text:s text:c="8"/>window.alert("Please enter your name.");</text:p>
      <text:p text:style-name="P6"><text:s text:c="8"/>name.focus();</text:p>
      <text:p text:style-name="P6"><text:s text:c="8"/>return false;</text:p>
      <text:p text:style-name="P6"><text:s text:c="4"/>}</text:p>
      <text:p text:style-name="P6"/>
      <text:p text:style-name="P6"><text:s text:c="4"/>if (address.value == "") {</text:p>
      <text:p text:style-name="P6"><text:s text:c="8"/>window.alert("Please enter your address.");</text:p>
      <text:p text:style-name="P6"><text:s text:c="8"/>address.focus();</text:p>
      <text:p text:style-name="P6"><text:s text:c="8"/>return false;</text:p>
      <text:p text:style-name="P6"><text:s text:c="4"/>}</text:p>
      <text:p text:style-name="P6"/>
      <text:p text:style-name="P6"><text:s text:c="4"/>if (email.value == "") {</text:p>
      <text:p text:style-name="P6"><text:s text:c="8"/>window.alert("Please <text:span text:style-name="T4">e</text:span>nter a valid e-mail address.");</text:p>
      <text:p text:style-name="P6"><text:s text:c="8"/>email.focus();</text:p>
      <text:p text:style-name="P6"><text:s text:c="8"/>return false;</text:p>
      <text:p text:style-name="P6"><text:s text:c="4"/>}</text:p>
      <text:p text:style-name="P6"/>
      <text:p text:style-name="P6"><text:s text:c="4"/>if (phone.value == "") {</text:p>
      <text:p text:style-name="P6"><text:s text:c="8"/>window.alert("Please enter your telephone number.");</text:p>
      <text:p text:style-name="P6"><text:s text:c="8"/>phone.focus();</text:p>
      <text:p text:style-name="P6"><text:s text:c="8"/>return false;</text:p>
      <text:p text:style-name="P6"><text:s text:c="4"/>}</text:p>
      <text:p text:style-name="P6"/>
      <text:p text:style-name="P6"><text:s text:c="4"/>if (password.value == "") {</text:p>
      <text:p text:style-name="P6"><text:s text:c="8"/>window.alert("Please enter your password");</text:p>
      <text:p text:style-name="P6"><text:s text:c="8"/>password.focus();</text:p>
      <text:p text:style-name="P6"><text:s text:c="8"/>return false;</text:p>
      <text:p text:style-name="P6"><text:s text:c="4"/>}</text:p>
      <text:p text:style-name="P6"/>
      <text:p text:style-name="P6"><text:s text:c="4"/>return true;</text:p>
      <text:p text:style-name="P6">}</text:p>
      <text:p text:style-name="P6"/>
      <text:p text:style-name="P10">Html file body:</text:p>
      <text:p text:style-name="P11">&lt;h1 style="text-align: center"&gt;REGISTRATION FORM&lt;/h1&gt;</text:p>
      <text:p text:style-name="P11"><text:s text:c="4"/>&lt;form name="RegForm" action="#" onsubmit="return phoenix()"&gt;</text:p>
      <text:p text:style-name="P11"><text:s text:c="6"/>&lt;p&gt;Name: &lt;input type="text" size="65" name="Name" /&gt;&lt;/p&gt;</text:p>
      <text:p text:style-name="P11"><text:s text:c="6"/>&lt;br /&gt;</text:p>
      <text:p text:style-name="P11"><text:s text:c="6"/>&lt;p&gt;Address: &lt;input type="text" size="65" name="Address" /&gt;&lt;/p&gt;</text:p>
      <text:p text:style-name="P11"><text:s text:c="6"/>&lt;br /&gt;</text:p>
      <text:p text:style-name="P11"><text:s text:c="6"/>&lt;p&gt;E-mail: &lt;input type="email" size="65" name="EMail" /&gt;&lt;/p&gt;</text:p>
      <text:p text:style-name="P11"><text:s text:c="6"/>&lt;br /&gt;</text:p>
      <text:p text:style-name="P11"><text:s text:c="6"/>&lt;p&gt;Password: &lt;input type="password" size="65" name="Password" /&gt;&lt;/p&gt;</text:p>
      <text:p text:style-name="P11"><text:soft-page-break/><text:s text:c="6"/>&lt;br /&gt;</text:p>
      <text:p text:style-name="P11"><text:s text:c="6"/>&lt;p&gt;Telephone: &lt;input type="text" size="65" name="Telephone" /&gt;&lt;/p&gt;</text:p>
      <text:p text:style-name="P11"><text:s text:c="6"/>&lt;br /&gt;</text:p>
      <text:p text:style-name="P11"><text:s text:c="6"/>&lt;p&gt;</text:p>
      <text:p text:style-name="P11"><text:s text:c="8"/>&lt;input type="submit" value="send" name="Submit" /&gt;</text:p>
      <text:p text:style-name="P11"><text:s text:c="6"/>&lt;/p&gt;</text:p>
      <text:p text:style-name="P11"><text:s text:c="4"/>&lt;/form&gt;</text:p>
      <text:p text:style-name="P11"/>
      <text:p text:style-name="P18">VII.To design the scientific calculator and make event for each <text:tab/>button using javascript.</text:p>
      <text:p text:style-name="P18"/>
      <text:p text:style-name="P13"><text:span text:style-name="T5">javascript:</text:span></text:p>
      <text:p text:style-name="P13">function addChar(input, character) {</text:p>
      <text:p text:style-name="P13"><text:s text:c="2"/>if(input.value == null || input.value == "0")</text:p>
      <text:p text:style-name="P13"><text:s text:c="4"/>input.value = character</text:p>
      <text:p text:style-name="P13"><text:s text:c="2"/>else</text:p>
      <text:p text:style-name="P13"><text:s text:c="4"/>input.value += character</text:p>
      <text:p text:style-name="P13">}</text:p>
      <text:p text:style-name="P13"/>
      <text:p text:style-name="P13">function cos(form) {</text:p>
      <text:p text:style-name="P13"><text:s text:c="2"/>form.display.value = Math.cos(form.display.value);</text:p>
      <text:p text:style-name="P13">}</text:p>
      <text:p text:style-name="P13"/>
      <text:p text:style-name="P13">function sin(form) {</text:p>
      <text:p text:style-name="P13"><text:s text:c="2"/>form.display.value = Math.sin(form.display.value);</text:p>
      <text:p text:style-name="P13">}</text:p>
      <text:p text:style-name="P13"/>
      <text:p text:style-name="P13">function tan(form) {</text:p>
      <text:p text:style-name="P13"><text:s text:c="2"/>form.display.value = Math.tan(form.display.value);</text:p>
      <text:p text:style-name="P13">}</text:p>
      <text:p text:style-name="P13"/>
      <text:p text:style-name="P13">function sqrt(form) {</text:p>
      <text:p text:style-name="P13"><text:s text:c="2"/>form.display.value = Math.sqrt(form.display.value);</text:p>
      <text:p text:style-name="P13">}</text:p>
      <text:p text:style-name="P13"/>
      <text:p text:style-name="P13">function ln(form) {</text:p>
      <text:p text:style-name="P13"><text:s text:c="2"/>form.display.value = Math.log(form.display.value);</text:p>
      <text:p text:style-name="P13">}</text:p>
      <text:p text:style-name="P13"/>
      <text:p text:style-name="P13">function exp(form) {</text:p>
      <text:p text:style-name="P13"><text:s text:c="2"/>form.display.value = Math.exp(form.display.value);</text:p>
      <text:p text:style-name="P13">}</text:p>
      <text:p text:style-name="P13"/>
      <text:p text:style-name="P13">function deleteChar(input) {</text:p>
      <text:p text:style-name="P13"><text:s text:c="2"/>input.value = input.value.substring(0, input.value.length - 1)</text:p>
      <text:p text:style-name="P13">}</text:p>
      <text:p text:style-name="P13">var val = 0.0;</text:p>
      <text:p text:style-name="P13">function percent(input) {</text:p>
      <text:p text:style-name="P13"><text:s text:c="2"/>val = input.value;</text:p>
      <text:p text:style-name="P13"><text:s text:c="2"/>input.value = input.value + "%";</text:p>
      <text:p text:style-name="P13">}</text:p>
      <text:p text:style-name="P13"/>
      <text:p text:style-name="P13">function changeSign(input) {</text:p>
      <text:p text:style-name="P13"><text:s text:c="2"/>if(input.value.substring(0, 1) == "-")</text:p>
      <text:p text:style-name="P13"><text:s text:c="4"/>input.value = input.value.substring(1, input.value.length)</text:p>
      <text:p text:style-name="P13"><text:s text:c="2"/>else</text:p>
      <text:p text:style-name="P13"><text:s text:c="4"/>input.value = "-" + input.value</text:p>
      <text:p text:style-name="P13">}</text:p>
      <text:p text:style-name="P13"/>
      <text:p text:style-name="P13">function compute(form) {</text:p>
      <text:p text:style-name="P13"><text:s text:c="2"/>//if (val !== 0.0) {</text:p>
      <text:p text:style-name="P13"><text:soft-page-break/><text:s text:c="3"/>// var percent = form.display.value; <text:s/></text:p>
      <text:p text:style-name="P13"><text:s text:c="3"/>// percent = pcent.substring(percent.indexOf("%")+1);</text:p>
      <text:p text:style-name="P13"><text:s text:c="3"/>// form.display.value = parseFloat(percent)/100 * val;</text:p>
      <text:p text:style-name="P13"><text:s text:c="4"/>//val = 0.0;</text:p>
      <text:p text:style-name="P13"><text:s/>// } else </text:p>
      <text:p text:style-name="P13"><text:s text:c="4"/>form.display.value = eval(form.display.value);</text:p>
      <text:p text:style-name="P13"><text:s text:c="2"/>}</text:p>
      <text:p text:style-name="P13"/>
      <text:p text:style-name="P13"/>
      <text:p text:style-name="P13">function square(form) {</text:p>
      <text:p text:style-name="P13"><text:s text:c="2"/>form.display.value = eval(form.display.value) * eval(form.display.value)</text:p>
      <text:p text:style-name="P13">}</text:p>
      <text:p text:style-name="P13"/>
      <text:p text:style-name="P13">function checkNum(str) {</text:p>
      <text:p text:style-name="P13"><text:s text:c="2"/>for (var i = 0; i &lt; str.length; i++) {</text:p>
      <text:p text:style-name="P13"><text:s text:c="4"/>var ch = str.charAt(i);</text:p>
      <text:p text:style-name="P13"><text:s text:c="4"/>if (ch &lt; "0" || ch &gt; "9") {</text:p>
      <text:p text:style-name="P13"><text:s text:c="6"/>if (ch != "/" &amp;&amp; ch != "*" &amp;&amp; ch != "+" &amp;&amp; ch != "-" &amp;&amp; ch != "."</text:p>
      <text:p text:style-name="P13"><text:s text:c="8"/>&amp;&amp; ch != "(" &amp;&amp; ch!= ")" &amp;&amp; ch != "%") {</text:p>
      <text:p text:style-name="P13"><text:s text:c="8"/>alert("invalid entry!")</text:p>
      <text:p text:style-name="P13"><text:s text:c="8"/>return false</text:p>
      <text:p text:style-name="P13"><text:s text:c="8"/>}</text:p>
      <text:p text:style-name="P13"><text:s text:c="6"/>}</text:p>
      <text:p text:style-name="P13"><text:s text:c="4"/>}</text:p>
      <text:p text:style-name="P13"><text:s text:c="4"/>return true</text:p>
      <text:p text:style-name="P13">}</text:p>
      <text:p text:style-name="P12"/>
      <text:p text:style-name="P14">css:</text:p>
      <text:p text:style-name="P14">* {</text:p>
      <text:p text:style-name="P14"><text:s text:c="2"/>padding: 0;</text:p>
      <text:p text:style-name="P14"><text:s text:c="2"/>margin: 5px;</text:p>
      <text:p text:style-name="P14"><text:s text:c="2"/>text-align: center;</text:p>
      <text:p text:style-name="P14">}</text:p>
      <text:p text:style-name="P14"/>
      <text:p text:style-name="P14">.calculator {</text:p>
      <text:p text:style-name="P14"><text:s text:c="2"/>width: 350px;</text:p>
      <text:p text:style-name="P14"><text:s text:c="2"/>height: 320px;</text:p>
      <text:p text:style-name="P14"><text:s text:c="2"/>background-color: #c0c0c0;</text:p>
      <text:p text:style-name="P14"><text:s text:c="2"/>box-shadow: 0px 0px 0px 10px #666;</text:p>
      <text:p text:style-name="P14"><text:s text:c="2"/>border: 5px solid black;</text:p>
      <text:p text:style-name="P14"><text:s text:c="2"/>border-radius: 10px;</text:p>
      <text:p text:style-name="P14">}</text:p>
      <text:p text:style-name="P14">#display {</text:p>
      <text:p text:style-name="P14"><text:s text:c="2"/>width: 320px;</text:p>
      <text:p text:style-name="P14"><text:s text:c="2"/>height: 40px;</text:p>
      <text:p text:style-name="P14"><text:s text:c="2"/>text-align: right;</text:p>
      <text:p text:style-name="P14"><text:s text:c="2"/>background-color: black;</text:p>
      <text:p text:style-name="P14"><text:s text:c="2"/>border: 3px solid white;</text:p>
      <text:p text:style-name="P14"><text:s text:c="2"/>font-size: 18px;</text:p>
      <text:p text:style-name="P14"><text:s text:c="2"/>left: 2px;</text:p>
      <text:p text:style-name="P14"><text:s text:c="2"/>top: 2px;</text:p>
      <text:p text:style-name="P14"><text:s text:c="2"/>color: #7fff00;</text:p>
      <text:p text:style-name="P14">}</text:p>
      <text:p text:style-name="P14">.btnTop{</text:p>
      <text:p text:style-name="P14"><text:s text:c="2"/>color: white;</text:p>
      <text:p text:style-name="P14"><text:s text:c="2"/>background-color: #6f6f6f;</text:p>
      <text:p text:style-name="P14"><text:s text:c="2"/>font-size: 14px;</text:p>
      <text:p text:style-name="P14"><text:s text:c="2"/>margin: auto;</text:p>
      <text:p text:style-name="P14"><text:s text:c="2"/>width: 50px;</text:p>
      <text:p text:style-name="P14"><text:s text:c="2"/>height: 25px;</text:p>
      <text:p text:style-name="P14">}</text:p>
      <text:p text:style-name="P14">.btnNum {</text:p>
      <text:p text:style-name="P14"><text:soft-page-break/><text:s text:c="2"/>color: white;</text:p>
      <text:p text:style-name="P14"><text:s text:c="2"/>background-color: black;</text:p>
      <text:p text:style-name="P14"><text:s text:c="2"/>font-size: 14px;</text:p>
      <text:p text:style-name="P14"><text:s text:c="2"/>margin: auto;</text:p>
      <text:p text:style-name="P14"><text:s text:c="2"/>width: 50px;</text:p>
      <text:p text:style-name="P14"><text:s text:c="2"/>height: 25px;</text:p>
      <text:p text:style-name="P14">}</text:p>
      <text:p text:style-name="P14">.btnMath {</text:p>
      <text:p text:style-name="P14"><text:s text:c="2"/>color: white;</text:p>
      <text:p text:style-name="P14"><text:s text:c="2"/>background-color: #ff4561;</text:p>
      <text:p text:style-name="P14"><text:s text:c="2"/>font-size: 14px;</text:p>
      <text:p text:style-name="P14"><text:s text:c="2"/>margin: auto;</text:p>
      <text:p text:style-name="P14"><text:s text:c="2"/>width: 50px;</text:p>
      <text:p text:style-name="P14"><text:s text:c="2"/>height: 25px;</text:p>
      <text:p text:style-name="P14">}</text:p>
      <text:p text:style-name="P14">.btnOpps {</text:p>
      <text:p text:style-name="P14"><text:s text:c="2"/>color: white;</text:p>
      <text:p text:style-name="P14"><text:s text:c="2"/>background-color: #ff9933;</text:p>
      <text:p text:style-name="P14"><text:s text:c="2"/>font-size: 14px;</text:p>
      <text:p text:style-name="P14"><text:s text:c="2"/>margin: auto;</text:p>
      <text:p text:style-name="P14"><text:s text:c="2"/>width: 50px;</text:p>
      <text:p text:style-name="P14"><text:s text:c="2"/>height: 25px;</text:p>
      <text:p text:style-name="P14">}</text:p>
      <text:p text:style-name="P14"/>
      <text:p text:style-name="P14">html:</text:p>
      <text:p text:style-name="P14">&lt;form name="sci-calc"&gt;</text:p>
      <text:p text:style-name="P14"><text:s/>&lt;table class="calculator" cellspacing="0" cellpadding="1"&gt;</text:p>
      <text:p text:style-name="P14"><text:s text:c="3"/>&lt;tr&gt;</text:p>
      <text:p text:style-name="P14"><text:s text:c="5"/>&lt;td colspan="5"&gt;&lt;input id="display" name="display" value="0" size="28" maxlength="25"&gt;&lt;/td&gt;</text:p>
      <text:p text:style-name="P14"><text:s text:c="3"/>&lt;/tr&gt;</text:p>
      <text:p text:style-name="P14"><text:s text:c="3"/>&lt;tr&gt;</text:p>
      <text:p text:style-name="P14"><text:s text:c="5"/>&lt;td&gt;&lt;input type="button" class="btnTop" name="btnTop" value="C" onclick="this.form.display.value= <text:s/>0 "&gt;&lt;/td&gt;</text:p>
      <text:p text:style-name="P14"><text:s text:c="5"/>&lt;td&gt;&lt;input type="button" class="btnTop" name="btnTop" value="&lt;--" onclick="deleteChar(this.form.display)"&gt;&lt;/td&gt;</text:p>
      <text:p text:style-name="P14"><text:s text:c="5"/>&lt;td&gt;&lt;input type="button" class="btnTop" name="btnTop" value="=" onclick="if(checkNum(this.form.display.value)) { compute(this.form) }"&gt;&lt;/td&gt;</text:p>
      <text:p text:style-name="P14"><text:s text:c="5"/>&lt;td&gt;&lt;input type="button" class="btnOpps" name="btnOpps" value="&amp;#960;" onclick="addChar(this.form.display,'3.14159265359')"&gt;&lt;/td&gt;</text:p>
      <text:p text:style-name="P14"><text:s text:c="5"/>&lt;td&gt;&lt;input type="button" class="btnMath" name="btnMath" value="%" onclick=" percent(this.form.display)"&gt;&lt;/td&gt;</text:p>
      <text:p text:style-name="P14"><text:s text:c="3"/>&lt;/tr&gt;</text:p>
      <text:p text:style-name="P14"><text:s text:c="3"/>&lt;tr&gt;</text:p>
      <text:p text:style-name="P14"><text:s text:c="5"/>&lt;td&gt;&lt;input type="button" class="btnNum" name="btnNum" value="7" onclick="addChar(this.form.display, '7')"&gt;&lt;/td&gt;</text:p>
      <text:p text:style-name="P14"><text:s text:c="5"/>&lt;td&gt;&lt;input type="button" class="btnNum" name="btnNum" value="8" onclick="addChar(this.form.display, '8')"&gt;&lt;/td&gt;</text:p>
      <text:p text:style-name="P14"><text:s text:c="5"/>&lt;td&gt;&lt;input type="button" class="btnNum" name="btnNum" value="9" onclick="addChar(this.form.display, '9')"&gt;&lt;/td&gt;</text:p>
      <text:p text:style-name="P14"><text:s text:c="5"/>&lt;td&gt;&lt;input type="button" class="btnOpps" name="btnOpps" value="x&amp;#94;" onclick="if(checkNum(this.form.display.value)) { exp(this.form) }"&gt;&lt;/td&gt;</text:p>
      <text:p text:style-name="P14"><text:s text:c="5"/>&lt;td&gt;&lt;input type="button" class="btnMath" name="btnMath" value="/" onclick="addChar(this.form.display, '/')"&gt;&lt;/td&gt;</text:p>
      <text:p text:style-name="P14"><text:s text:c="3"/>&lt;tr&gt;</text:p>
      <text:p text:style-name="P14"><text:s text:c="5"/>&lt;td&gt;&lt;input type="button" class="btnNum" name="btnNum" value="4" onclick="addChar(this.form.display, '4')"&gt;&lt;/td&gt;</text:p>
      <text:p text:style-name="P14"><text:s text:c="5"/>&lt;td&gt;&lt;input type="button" class="btnNum" name="btnNum" value="5" onclick="addChar(this.form.display, '5')"&gt;&lt;/td&gt;</text:p>
      <text:p text:style-name="P14"><text:s text:c="5"/>&lt;td&gt;&lt;input type="button" class="btnNum" name="btnNum" value="6" onclick="addChar(this.form.display, '6')"&gt;&lt;/td&gt;</text:p>
      <text:p text:style-name="P14"><text:soft-page-break/><text:s text:c="5"/>&lt;td&gt;&lt;input type="button" class="btnOpps" name="btnOpps" value="ln" onclick="if(checkNum(this.form.display.value)) { ln(this.form) }"&gt;&lt;/td&gt;</text:p>
      <text:p text:style-name="P14"><text:s text:c="5"/>&lt;td&gt;&lt;input type="button" class="btnMath" name="btnMath" value="*" onclick="addChar(this.form.display, '*')"&gt;&lt;/td&gt;</text:p>
      <text:p text:style-name="P14"><text:s text:c="3"/>&lt;/tr&gt;</text:p>
      <text:p text:style-name="P14"><text:s text:c="3"/>&lt;tr&gt;</text:p>
      <text:p text:style-name="P14"><text:s text:c="5"/>&lt;td&gt;&lt;input type="button" class="btnNum" name="btnNum" value="1" onclick="addChar(this.form.display, '1')"&gt;&lt;/td&gt;</text:p>
      <text:p text:style-name="P14"><text:s text:c="5"/>&lt;td&gt;&lt;input type="button" class="btnNum" name="btnNum" value="2" onclick="addChar(this.form.display, '2')"&gt;&lt;/td&gt;</text:p>
      <text:p text:style-name="P14"><text:s text:c="5"/>&lt;td&gt;&lt;input type="button" class="btnNum" name="btnNum" value="3" onclick="addChar(this.form.display, '3')"&gt;&lt;/td&gt;</text:p>
      <text:p text:style-name="P14"><text:s text:c="5"/>&lt;td&gt;&lt;input type="button" class="btnOpps" name="btnOpps" value="&amp;radic;" onclick="if(checkNum(this.form.display.value)) { sqrt(this.form) }"&gt;&lt;/td&gt;</text:p>
      <text:p text:style-name="P14"><text:s text:c="5"/>&lt;td&gt;&lt;input type="button" class="btnMath" name="btnMath" value="-" onclick="addChar(this.form.display, '-')"&gt;&lt;/td&gt;</text:p>
      <text:p text:style-name="P14"><text:s text:c="3"/>&lt;/tr&gt;</text:p>
      <text:p text:style-name="P14"><text:s text:c="3"/>&lt;tr&gt;</text:p>
      <text:p text:style-name="P14"><text:s text:c="5"/>&lt;td&gt;&lt;input type="button" class="btnMath" name="btnMath" value="&amp;#177" onclick="changeSign(this.form.display)"&gt;&lt;/td&gt;</text:p>
      <text:p text:style-name="P14"><text:s text:c="5"/>&lt;td&gt;&lt;input type="button" class="btnNum" name="btnNum" value="0" onclick="addChar(this.form.display, '0')"&gt;&lt;/td&gt;</text:p>
      <text:p text:style-name="P14"><text:s text:c="5"/>&lt;td&gt;&lt;input type="button" class="btnMath" name="btnMath" value="&amp;#46;" onclick="addChar(this.form.display, '&amp;#46;')"&gt;&lt;/td&gt;</text:p>
      <text:p text:style-name="P14"><text:s text:c="5"/>&lt;td&gt;&lt;input type="button" class="btnOpps" name="btnOpps" value="x&amp;#50;" onclick="if(checkNum(this.form.display.value)) { square(this.form) }"&gt;&lt;/td&gt;</text:p>
      <text:p text:style-name="P14"><text:s text:c="5"/>&lt;td&gt;&lt;input type="button" class="btnMath" name="btnMath" value="+" onclick="addChar(this.form.display, '+')"&gt;&lt;/td&gt;</text:p>
      <text:p text:style-name="P14"><text:s text:c="3"/>&lt;/tr&gt;</text:p>
      <text:p text:style-name="P14"><text:s text:c="3"/>&lt;tr&gt;</text:p>
      <text:p text:style-name="P14"><text:s text:c="5"/>&lt;td&gt;&lt;input type="button" class="btnMath" name="btnMath" value="(" onclick="addChar(this.form.display, '(')"&gt;&lt;/td&gt;</text:p>
      <text:p text:style-name="P14"><text:s text:c="5"/>&lt;td&gt;&lt;input type="button" class="btnMath" name="btnMath" value=")" onclick="addChar(this.form.display,')')"&gt;&lt;/td&gt;</text:p>
      <text:p text:style-name="P14"><text:s text:c="5"/>&lt;td&gt;&lt;input type="button" class="btnMath" name="btnMath" value="cos" onclick="if(checkNum(this.form.display.value)) { cos(this.form) }"&gt;&lt;/td&gt;</text:p>
      <text:p text:style-name="P14"><text:s text:c="5"/>&lt;td&gt;&lt;input type="button" class="btnMath" name="btnMath" value="sin" onclick="if(checkNum(this.form.display.value)) { sin(this.form) }"&gt;&lt;/td&gt;</text:p>
      <text:p text:style-name="P14"><text:s text:c="5"/>&lt;td&gt;&lt;input type="button" class="btnMath" name="btnMath" value="tan" onclick="if(checkNum(this.form.display.value)) { tan(this.form) }"&gt;&lt;/td&gt;</text:p>
      <text:p text:style-name="P14"><text:s text:c="2"/>&lt;/tr&gt;</text:p>
      <text:p text:style-name="P14"><text:s/>&lt;/tabel&gt;</text:p>
      <text:p text:style-name="P14">&lt;/form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an-serif" svg:font-family="San-serif" style:font-family-generic="swiss"/>
    <style:font-face style:name="Sans-serif" svg:font-family="Sans-serif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20:43:22.805740642</meta:creation-date>
    <dc:date>2021-05-31T23:57:17.861641345</dc:date>
    <meta:editing-duration>PT1H32M33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7" meta:paragraph-count="296" meta:word-count="1091" meta:character-count="10347" meta:non-whitespace-character-count="8798"/>
  </office:meta>
</office:document-meta>
</file>